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2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2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number-columns-repeated="235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09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6-20T09:50:57.26</dc:date>
    <meta:print-date>2010-07-27T13:37:01</meta:print-date>
    <dc:language>en-US</dc:language>
    <meta:editing-cycles>17</meta:editing-cycles>
    <meta:editing-duration>PT01H22M40S</meta:editing-duration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